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Exception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String code , final Object [ ] info , final Throwable throw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SystemException.FileSystemException( final String code , final Object info0 , final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String code , final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String code , final Object info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String code , final Object [ ]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FileSystemException( final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